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inherit" svg:font-family="inherit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1.217cm" fo:margin-right="0cm" fo:margin-top="0cm" fo:margin-bottom="0.212cm" fo:text-indent="0cm" style:auto-text-indent="false" style:page-number="auto"/>
    </style:style>
    <style:style style:name="P2" style:family="paragraph" style:parent-style-name="Text_20_body">
      <style:paragraph-properties fo:margin-left="1.217cm" fo:margin-right="0cm" fo:margin-top="0cm" fo:margin-bottom="0.212cm" fo:text-indent="0cm" style:auto-text-indent="false"/>
    </style:style>
    <style:style style:name="P3" style:family="paragraph" style:parent-style-name="Text_20_body" style:master-page-name="">
      <style:paragraph-properties fo:margin-left="1.217cm" fo:margin-right="0cm" fo:text-indent="0cm" style:auto-text-indent="false" style:page-number="auto"/>
    </style:style>
    <style:style style:name="P4" style:family="paragraph" style:parent-style-name="Text_20_body" style:master-page-name="">
      <style:paragraph-properties fo:margin-left="1.217cm" fo:margin-right="0cm" fo:text-indent="0cm" style:auto-text-indent="false" style:page-number="auto"/>
    </style:style>
    <style:style style:name="P5" style:family="paragraph" style:parent-style-name="Text_20_body">
      <style:paragraph-properties fo:margin-left="1.217cm" fo:margin-right="0cm" fo:text-indent="0cm" style:auto-text-indent="false"/>
    </style:style>
    <style:style style:name="P6" style:family="paragraph" style:parent-style-name="Text_20_body" style:master-page-name="">
      <style:paragraph-properties fo:margin-left="1.217cm" fo:margin-right="0cm" fo:text-indent="0cm" style:auto-text-indent="false" style:page-number="auto"/>
    </style:style>
    <style:style style:name="P7" style:family="paragraph" style:parent-style-name="Preformatted_20_Text">
      <style:paragraph-properties fo:margin-left="1.217cm" fo:margin-right="0cm" fo:text-indent="0cm" style:auto-text-indent="false"/>
      <style:text-properties fo:color="#000000" style:font-name="JetBrains Mono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fo:letter-spacing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jeto Maven personaapi – Passos</text:p>
      <text:h text:style-name="Heading_20_1" text:outline-level="1">Criação do projeto</text:h>
      <text:p text:style-name="Text_20_body"><text:a xlink:type="simple" xlink:href="https://start.spring.io/" text:style-name="Internet_20_link" text:visited-style-name="Visited_20_Internet_20_Link">https://start.spring.io/</text:a></text:p>
      <text:p text:style-name="Text_20_body">Projeto: maven</text:p>
      <text:p text:style-name="Text_20_body">Dependências:</text:p>
      <text:p text:style-name="Text_20_body"><text:tab/>Lombok</text:p>
      <text:p text:style-name="Text_20_body"><text:tab/>Spring web</text:p>
      <text:p text:style-name="P1">Sping Data JPA</text:p>
      <text:p text:style-name="P2">Spring Book Actuator</text:p>
      <text:p text:style-name="P2">Spring Boot DevTools</text:p>
      <text:p text:style-name="P2">PostgreSQL Driver</text:p>
      <text:p text:style-name="Text_20_body"/>
      <text:h text:style-name="Heading_20_1" text:outline-level="1">Configuração Inicial</text:h>
      <text:p text:style-name="Text_20_body"/>
      <text:p text:style-name="Text_20_body">Em File → Project Structure:</text:p>
      <text:p text:style-name="P3">Conferir a SDK – Java 15 – usar a mais recente</text:p>
      <text:p text:style-name="Text_20_body"/>
      <text:p text:style-name="Text_20_body">Ruin/Debug Configurations</text:p>
      <text:p text:style-name="P3">Nova Application → definir o Main class que é o ponto de entrada a a plicação:</text:p>
      <text:p text:style-name="P7">br.com.luigipietro.personapi.PersonapiApplication</text:p>
      <text:p text:style-name="P5"/>
      <text:p text:style-name="Text_20_body">Para trocar a porta do server:</text:p>
      <text:p text:style-name="P3">No applicatin.properties → <text:span text:style-name="Source_20_Text"><text:span text:style-name="T2"><text:s/></text:span></text:span><text:span text:style-name="Source_20_Text"><text:span text:style-name="T1">server.port=${port:8081}</text:span>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inherit" svg:font-family="inherit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66" style:font-name="Arial" fo:font-size="20pt" fo:font-weight="bold" fo:background-color="transparen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z Alberto Alano Alano</meta:initial-creator>
    <meta:creation-date>2021-05-19T15:04:47.70</meta:creation-date>
    <dc:date>2021-05-19T15:50:36.79</dc:date>
    <dc:creator>Luiz Alberto Alano Alano</dc:creator>
    <meta:editing-duration>PT45M55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9" meta:word-count="73" meta:character-count="519"/>
  </office:meta>
</office:document-meta>
</file>